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21d0" officeooo:paragraph-rsid="000621d0"/>
    </style:style>
    <style:style style:name="P2" style:family="paragraph" style:parent-style-name="Standard">
      <style:text-properties officeooo:rsid="000621d0" officeooo:paragraph-rsid="00121de8"/>
    </style:style>
    <style:style style:name="P3" style:family="paragraph" style:parent-style-name="Standard">
      <style:text-properties officeooo:rsid="000621d0" officeooo:paragraph-rsid="0013bdc3"/>
    </style:style>
    <style:style style:name="P4" style:family="paragraph" style:parent-style-name="Standard">
      <style:text-properties officeooo:rsid="000621d0" officeooo:paragraph-rsid="001ad150"/>
    </style:style>
    <style:style style:name="P5" style:family="paragraph" style:parent-style-name="Standard">
      <style:text-properties officeooo:rsid="0007c78d" officeooo:paragraph-rsid="0007c78d"/>
    </style:style>
    <style:style style:name="P6" style:family="paragraph" style:parent-style-name="Standard">
      <style:text-properties officeooo:rsid="0007c78d" officeooo:paragraph-rsid="000accdf"/>
    </style:style>
    <style:style style:name="P7" style:family="paragraph" style:parent-style-name="Standard">
      <style:text-properties officeooo:rsid="0007c78d" officeooo:paragraph-rsid="000b1b03"/>
    </style:style>
    <style:style style:name="P8" style:family="paragraph" style:parent-style-name="Standard">
      <style:text-properties officeooo:rsid="0007c78d" officeooo:paragraph-rsid="000d0217"/>
    </style:style>
    <style:style style:name="P9" style:family="paragraph" style:parent-style-name="Standard">
      <style:text-properties officeooo:rsid="0007c78d" officeooo:paragraph-rsid="000d930a"/>
    </style:style>
    <style:style style:name="P10" style:family="paragraph" style:parent-style-name="Standard">
      <style:text-properties officeooo:rsid="0007c78d" officeooo:paragraph-rsid="00121de8"/>
    </style:style>
    <style:style style:name="P11" style:family="paragraph" style:parent-style-name="Standard">
      <style:text-properties officeooo:rsid="0007c78d" officeooo:paragraph-rsid="00154565"/>
    </style:style>
    <style:style style:name="P12" style:family="paragraph" style:parent-style-name="Standard">
      <style:text-properties officeooo:rsid="0007c78d" officeooo:paragraph-rsid="001d0b6d"/>
    </style:style>
    <style:style style:name="P13" style:family="paragraph" style:parent-style-name="Standard">
      <style:text-properties officeooo:rsid="0007c78d" officeooo:paragraph-rsid="00258890"/>
    </style:style>
    <style:style style:name="P14" style:family="paragraph" style:parent-style-name="Standard">
      <style:text-properties fo:font-weight="bold" officeooo:rsid="0007c78d" officeooo:paragraph-rsid="000accdf" style:font-weight-asian="bold" style:font-weight-complex="bold"/>
    </style:style>
    <style:style style:name="P15" style:family="paragraph" style:parent-style-name="Standard">
      <style:text-properties fo:font-weight="bold" officeooo:rsid="0007c78d" officeooo:paragraph-rsid="0007c78d" style:font-weight-asian="bold" style:font-weight-complex="bold"/>
    </style:style>
    <style:style style:name="P16" style:family="paragraph" style:parent-style-name="Standard">
      <style:text-properties fo:font-weight="bold" officeooo:rsid="0007c78d" officeooo:paragraph-rsid="000b1b03" style:font-weight-asian="bold" style:font-weight-complex="bold"/>
    </style:style>
    <style:style style:name="P17" style:family="paragraph" style:parent-style-name="Standard">
      <style:text-properties fo:font-weight="bold" officeooo:rsid="0007c78d" officeooo:paragraph-rsid="000d930a" style:font-weight-asian="bold" style:font-weight-complex="bold"/>
    </style:style>
    <style:style style:name="P18" style:family="paragraph" style:parent-style-name="Standard">
      <style:text-properties fo:font-weight="bold" officeooo:rsid="0007c78d" officeooo:paragraph-rsid="00121de8" style:font-weight-asian="bold" style:font-weight-complex="bold"/>
    </style:style>
    <style:style style:name="P19" style:family="paragraph" style:parent-style-name="Standard">
      <style:text-properties fo:font-weight="bold" officeooo:rsid="0007c78d" officeooo:paragraph-rsid="00154565" style:font-weight-asian="bold" style:font-weight-complex="bold"/>
    </style:style>
    <style:style style:name="P20" style:family="paragraph" style:parent-style-name="Standard">
      <style:text-properties fo:font-weight="bold" officeooo:rsid="0007c78d" officeooo:paragraph-rsid="00258890"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621d0" officeooo:paragraph-rsid="000621d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621d0" officeooo:paragraph-rsid="00121de8"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621d0" officeooo:paragraph-rsid="0013bdc3"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621d0" officeooo:paragraph-rsid="001d0b6d"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21de8" officeooo:paragraph-rsid="00121de8" style:font-weight-asian="bold" style:font-weight-complex="bold"/>
    </style:style>
    <style:style style:name="P26" style:family="paragraph" style:parent-style-name="Standard">
      <style:text-properties style:text-underline-style="solid" style:text-underline-width="auto" style:text-underline-color="font-color" officeooo:rsid="00183c2a" officeooo:paragraph-rsid="00183c2a"/>
    </style:style>
    <style:style style:name="P27" style:family="paragraph" style:parent-style-name="Standard">
      <style:text-properties officeooo:rsid="00097564" officeooo:paragraph-rsid="00097564"/>
    </style:style>
    <style:style style:name="P28" style:family="paragraph" style:parent-style-name="Standard">
      <style:text-properties officeooo:rsid="00097564" officeooo:paragraph-rsid="000accdf"/>
    </style:style>
    <style:style style:name="P29" style:family="paragraph" style:parent-style-name="Standard">
      <style:text-properties officeooo:rsid="00097564" officeooo:paragraph-rsid="000b1b03"/>
    </style:style>
    <style:style style:name="P30" style:family="paragraph" style:parent-style-name="Standard">
      <style:text-properties officeooo:rsid="00097564" officeooo:paragraph-rsid="000d930a"/>
    </style:style>
    <style:style style:name="P31" style:family="paragraph" style:parent-style-name="Standard">
      <style:text-properties officeooo:rsid="00097564" officeooo:paragraph-rsid="000e2125"/>
    </style:style>
    <style:style style:name="P32" style:family="paragraph" style:parent-style-name="Standard">
      <style:text-properties officeooo:rsid="00097564" officeooo:paragraph-rsid="00121de8"/>
    </style:style>
    <style:style style:name="P33" style:family="paragraph" style:parent-style-name="Standard">
      <style:text-properties officeooo:rsid="00097564" officeooo:paragraph-rsid="00154565"/>
    </style:style>
    <style:style style:name="P34" style:family="paragraph" style:parent-style-name="Standard">
      <style:text-properties officeooo:rsid="000accdf" officeooo:paragraph-rsid="000accdf"/>
    </style:style>
    <style:style style:name="P35" style:family="paragraph" style:parent-style-name="Standard">
      <style:text-properties officeooo:rsid="000accdf" officeooo:paragraph-rsid="0007c78d"/>
    </style:style>
    <style:style style:name="P36" style:family="paragraph" style:parent-style-name="Standard">
      <style:text-properties officeooo:rsid="000accdf" officeooo:paragraph-rsid="000b1b03"/>
    </style:style>
    <style:style style:name="P37" style:family="paragraph" style:parent-style-name="Standard">
      <style:text-properties officeooo:rsid="000accdf" officeooo:paragraph-rsid="000d930a"/>
    </style:style>
    <style:style style:name="P38" style:family="paragraph" style:parent-style-name="Standard">
      <style:text-properties officeooo:rsid="000accdf" officeooo:paragraph-rsid="000e2125"/>
    </style:style>
    <style:style style:name="P39" style:family="paragraph" style:parent-style-name="Standard">
      <style:text-properties officeooo:rsid="000accdf" officeooo:paragraph-rsid="000ff709"/>
    </style:style>
    <style:style style:name="P40" style:family="paragraph" style:parent-style-name="Standard">
      <style:text-properties officeooo:rsid="000accdf" officeooo:paragraph-rsid="0010909e"/>
    </style:style>
    <style:style style:name="P41" style:family="paragraph" style:parent-style-name="Standard">
      <style:text-properties officeooo:rsid="000accdf" officeooo:paragraph-rsid="00121de8"/>
    </style:style>
    <style:style style:name="P42" style:family="paragraph" style:parent-style-name="Standard">
      <style:text-properties officeooo:rsid="000accdf" officeooo:paragraph-rsid="0013bdc3"/>
    </style:style>
    <style:style style:name="P43" style:family="paragraph" style:parent-style-name="Standard">
      <style:text-properties officeooo:rsid="000accdf" officeooo:paragraph-rsid="00154565"/>
    </style:style>
    <style:style style:name="P44" style:family="paragraph" style:parent-style-name="Standard">
      <style:text-properties officeooo:rsid="000accdf" officeooo:paragraph-rsid="00258890"/>
    </style:style>
    <style:style style:name="P45" style:family="paragraph" style:parent-style-name="Standard">
      <style:text-properties officeooo:rsid="000d930a" officeooo:paragraph-rsid="000d930a"/>
    </style:style>
    <style:style style:name="P46" style:family="paragraph" style:parent-style-name="Standard">
      <style:text-properties officeooo:rsid="00121de8" officeooo:paragraph-rsid="00121de8"/>
    </style:style>
    <style:style style:name="P47" style:family="paragraph" style:parent-style-name="Standard">
      <style:text-properties officeooo:rsid="0013bdc3" officeooo:paragraph-rsid="0013bdc3"/>
    </style:style>
    <style:style style:name="P48" style:family="paragraph" style:parent-style-name="Standard">
      <style:text-properties fo:font-weight="normal" officeooo:rsid="0007c78d" officeooo:paragraph-rsid="00258890" style:font-weight-asian="normal" style:font-weight-complex="normal"/>
    </style:style>
    <style:style style:name="P49" style:family="paragraph" style:parent-style-name="Standard">
      <style:text-properties fo:font-weight="normal" officeooo:rsid="000accdf" officeooo:paragraph-rsid="00258890" style:font-weight-asian="normal" style:font-weight-complex="normal"/>
    </style:style>
    <style:style style:name="P50" style:family="paragraph" style:parent-style-name="Standard">
      <style:text-properties officeooo:rsid="001d0b6d" officeooo:paragraph-rsid="00205de8"/>
    </style:style>
    <style:style style:name="P51" style:family="paragraph" style:parent-style-name="Standard">
      <style:text-properties style:text-underline-style="solid" style:text-underline-width="auto" style:text-underline-color="font-color" fo:font-weight="normal" officeooo:rsid="000accdf" officeooo:paragraph-rsid="00258890"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007c78d" officeooo:paragraph-rsid="00258890" style:font-weight-asian="normal" style:font-weight-complex="normal"/>
    </style:style>
    <style:style style:name="P53" style:family="paragraph" style:parent-style-name="Standard">
      <style:text-properties style:text-underline-style="solid" style:text-underline-width="auto" style:text-underline-color="font-color" fo:font-weight="bold" officeooo:rsid="000621d0" officeooo:paragraph-rsid="001d0b6d" style:font-weight-asian="bold" style:font-weight-complex="bold"/>
    </style:style>
    <style:style style:name="P54" style:family="paragraph" style:parent-style-name="Standard">
      <style:text-properties style:text-underline-style="solid" style:text-underline-width="auto" style:text-underline-color="font-color" officeooo:rsid="000621d0" officeooo:paragraph-rsid="001d0b6d"/>
    </style:style>
    <style:style style:name="P55" style:family="paragraph" style:parent-style-name="Standard">
      <style:text-properties style:text-underline-style="none" fo:font-weight="bold" officeooo:rsid="000621d0" officeooo:paragraph-rsid="001d0b6d" style:font-weight-asian="bold" style:font-weight-complex="bold"/>
    </style:style>
    <style:style style:name="P56" style:family="paragraph" style:parent-style-name="Standard">
      <style:text-properties style:text-underline-style="none" fo:font-weight="normal" officeooo:rsid="002e2d73" officeooo:paragraph-rsid="002e2d73" style:font-weight-asian="normal" style:font-weight-complex="normal"/>
    </style:style>
    <style:style style:name="P57" style:family="paragraph" style:parent-style-name="Standard">
      <style:text-properties style:text-underline-style="none" fo:font-weight="normal" officeooo:rsid="00318de8" officeooo:paragraph-rsid="00318de8" style:font-weight-asian="normal" style:font-weight-complex="normal"/>
    </style:style>
    <style:style style:name="P58" style:family="paragraph" style:parent-style-name="Standard">
      <style:text-properties style:text-underline-style="none" fo:font-weight="normal" officeooo:rsid="0031e530" officeooo:paragraph-rsid="0031e530" style:font-weight-asian="normal" style:font-weight-complex="normal"/>
    </style:style>
    <style:style style:name="P59" style:family="paragraph" style:parent-style-name="Standard">
      <style:text-properties style:text-underline-style="none" fo:font-weight="normal" officeooo:rsid="00334416" officeooo:paragraph-rsid="00334416" style:font-weight-asian="normal" style:font-weight-complex="normal"/>
    </style:style>
    <style:style style:name="P60" style:family="paragraph" style:parent-style-name="Standard">
      <style:text-properties style:text-underline-style="none" fo:font-weight="normal" officeooo:rsid="00335594" officeooo:paragraph-rsid="00335594" style:font-weight-asian="normal" style:font-weight-complex="normal"/>
    </style:style>
    <style:style style:name="P61" style:family="paragraph" style:parent-style-name="Standard">
      <style:text-properties style:text-underline-style="none" fo:font-weight="normal" officeooo:rsid="00383409" officeooo:paragraph-rsid="00258890" style:font-weight-asian="normal" style:font-weight-complex="normal"/>
    </style:style>
    <style:style style:name="P62" style:family="paragraph" style:parent-style-name="Standard">
      <style:text-properties style:text-underline-style="none" fo:font-weight="normal" officeooo:rsid="00383409" officeooo:paragraph-rsid="00383409" style:font-weight-asian="normal" style:font-weight-complex="normal"/>
    </style:style>
    <style:style style:name="P63" style:family="paragraph" style:parent-style-name="Standard">
      <style:text-properties style:text-underline-style="none" fo:font-weight="normal" officeooo:rsid="003842e8" officeooo:paragraph-rsid="003842e8" style:font-weight-asian="normal" style:font-weight-complex="normal"/>
    </style:style>
    <style:style style:name="P64" style:family="paragraph" style:parent-style-name="Standard">
      <style:text-properties style:text-underline-style="none" fo:font-weight="normal" officeooo:rsid="003842e8" officeooo:paragraph-rsid="00390c6a" style:font-weight-asian="normal" style:font-weight-complex="normal"/>
    </style:style>
    <style:style style:name="P65" style:family="paragraph" style:parent-style-name="Standard">
      <style:text-properties style:text-underline-style="none" fo:font-weight="normal" officeooo:rsid="003a8d5d" officeooo:paragraph-rsid="003a8d5d" style:font-weight-asian="normal" style:font-weight-complex="normal"/>
    </style:style>
    <style:style style:name="P66" style:family="paragraph" style:parent-style-name="Standard">
      <style:text-properties style:text-underline-style="none" fo:font-weight="normal" officeooo:rsid="003c82b4" officeooo:paragraph-rsid="003c82b4" style:font-weight-asian="normal" style:font-weight-complex="normal"/>
    </style:style>
    <style:style style:name="P67" style:family="paragraph" style:parent-style-name="Standard">
      <style:text-properties style:text-underline-style="none" fo:font-weight="normal" officeooo:rsid="003db06b" officeooo:paragraph-rsid="003db06b" style:font-weight-asian="normal" style:font-weight-complex="normal"/>
    </style:style>
    <style:style style:name="P68" style:family="paragraph" style:parent-style-name="Standard">
      <style:text-properties officeooo:rsid="000621d0" officeooo:paragraph-rsid="001d0b6d"/>
    </style:style>
    <style:style style:name="P69" style:family="paragraph" style:parent-style-name="Standard">
      <style:text-properties officeooo:rsid="000621d0" officeooo:paragraph-rsid="001e25ab"/>
    </style:style>
    <style:style style:name="P70" style:family="paragraph" style:parent-style-name="Standard">
      <style:text-properties officeooo:rsid="000621d0" officeooo:paragraph-rsid="00219d58"/>
    </style:style>
    <style:style style:name="P71" style:family="paragraph" style:parent-style-name="Standard">
      <style:text-properties officeooo:rsid="000621d0" officeooo:paragraph-rsid="00426b92"/>
    </style:style>
    <style:style style:name="P72" style:family="paragraph" style:parent-style-name="Standard">
      <style:text-properties officeooo:rsid="00205de8" officeooo:paragraph-rsid="00205de8"/>
    </style:style>
    <style:style style:name="P73" style:family="paragraph" style:parent-style-name="Standard">
      <style:text-properties fo:font-weight="normal" officeooo:rsid="0007c78d" officeooo:paragraph-rsid="00258890" style:font-weight-asian="normal" style:font-weight-complex="normal"/>
    </style:style>
    <style:style style:name="P74" style:family="paragraph" style:parent-style-name="Standard">
      <style:text-properties fo:font-weight="normal" officeooo:rsid="002e2d73" officeooo:paragraph-rsid="002e2d73" style:font-weight-asian="normal" style:font-weight-complex="normal"/>
    </style:style>
    <style:style style:name="P75" style:family="paragraph" style:parent-style-name="Standard">
      <style:text-properties fo:font-weight="normal" officeooo:rsid="002fb2a3" officeooo:paragraph-rsid="002fb2a3" style:font-weight-asian="normal" style:font-weight-complex="normal"/>
    </style:style>
    <style:style style:name="P76" style:family="paragraph" style:parent-style-name="Standard">
      <style:text-properties fo:font-weight="normal" officeooo:rsid="00368e94" officeooo:paragraph-rsid="00368e94" style:font-weight-asian="normal" style:font-weight-complex="normal"/>
    </style:style>
    <style:style style:name="P77" style:family="paragraph" style:parent-style-name="Standard">
      <style:text-properties officeooo:rsid="00097564" officeooo:paragraph-rsid="00258890"/>
    </style:style>
    <style:style style:name="P78" style:family="paragraph" style:parent-style-name="Standard">
      <style:text-properties officeooo:rsid="00097564" officeooo:paragraph-rsid="00401c87"/>
    </style:style>
    <style:style style:name="P79" style:family="paragraph" style:parent-style-name="Standard">
      <style:text-properties officeooo:rsid="00097564" officeooo:paragraph-rsid="0041e6ca"/>
    </style:style>
    <style:style style:name="P80" style:family="paragraph" style:parent-style-name="Standard">
      <style:text-properties officeooo:rsid="00097564" officeooo:paragraph-rsid="00426b92"/>
    </style:style>
    <style:style style:name="P81" style:family="paragraph" style:parent-style-name="Standard">
      <style:text-properties officeooo:rsid="000accdf" officeooo:paragraph-rsid="00401c87"/>
    </style:style>
    <style:style style:name="P82" style:family="paragraph" style:parent-style-name="Standard">
      <style:text-properties officeooo:rsid="000accdf" officeooo:paragraph-rsid="0041e6ca"/>
    </style:style>
    <style:style style:name="P83" style:family="paragraph" style:parent-style-name="Standard">
      <style:text-properties officeooo:rsid="000accdf" officeooo:paragraph-rsid="00426b92"/>
    </style:style>
    <style:style style:name="P84" style:family="paragraph" style:parent-style-name="Standard">
      <style:text-properties fo:color="#c9211e" loext:opacity="100%" style:text-underline-style="solid" style:text-underline-width="auto" style:text-underline-color="font-color" fo:font-weight="bold" officeooo:rsid="000621d0" officeooo:paragraph-rsid="00165cda" style:font-weight-asian="bold" style:font-weight-complex="bold"/>
    </style:style>
    <style:style style:name="P85" style:family="paragraph" style:parent-style-name="Standard">
      <style:text-properties fo:color="#c9211e" loext:opacity="100%" style:text-underline-style="solid" style:text-underline-width="auto" style:text-underline-color="font-color" fo:font-weight="bold" officeooo:rsid="00121de8" officeooo:paragraph-rsid="00121de8" style:font-weight-asian="bold" style:font-weight-complex="bold"/>
    </style:style>
    <style:style style:name="P86" style:family="paragraph" style:parent-style-name="Standard">
      <style:text-properties fo:color="#c9211e" loext:opacity="100%" style:text-underline-style="solid" style:text-underline-width="auto" style:text-underline-color="font-color" fo:font-weight="bold" officeooo:rsid="00183c2a" officeooo:paragraph-rsid="00183c2a" style:font-weight-asian="bold" style:font-weight-complex="bold"/>
    </style:style>
    <style:style style:name="P87" style:family="paragraph" style:parent-style-name="Standard">
      <style:text-properties fo:color="#c9211e" loext:opacity="100%" fo:font-style="italic" style:text-underline-style="solid" style:text-underline-width="auto" style:text-underline-color="font-color" fo:font-weight="bold" officeooo:rsid="000621d0" officeooo:paragraph-rsid="000621d0" style:font-style-asian="italic" style:font-weight-asian="bold" style:font-style-complex="italic" style:font-weight-complex="bold"/>
    </style:style>
    <style:style style:name="P88" style:family="paragraph" style:parent-style-name="Standard">
      <style:text-properties officeooo:rsid="0007c78d" officeooo:paragraph-rsid="0041e6ca"/>
    </style:style>
    <style:style style:name="P89" style:family="paragraph" style:parent-style-name="Standard">
      <style:text-properties officeooo:rsid="0007c78d" officeooo:paragraph-rsid="00426b92"/>
    </style:style>
    <style:style style:name="P90" style:family="paragraph" style:parent-style-name="Standard">
      <style:text-properties officeooo:rsid="000d930a" officeooo:paragraph-rsid="00426b92"/>
    </style:style>
    <style:style style:name="P91" style:family="paragraph">
      <style:paragraph-properties fo:text-align="center"/>
    </style:style>
    <style:style style:name="P92" style:family="paragraph">
      <style:paragraph-properties fo:text-align="center" style:writing-mode="lr-tb"/>
    </style:style>
    <style:style style:name="P93" style:family="paragraph">
      <loext:graphic-properties draw:fill="none"/>
      <style:paragraph-properties fo:text-align="center" style:writing-mode="lr-tb"/>
    </style:style>
    <style:style style:name="P94" style:family="paragraph">
      <loext:graphic-properties draw:fill="none"/>
      <style:paragraph-properties fo:text-align="center"/>
    </style:style>
    <style:style style:name="P95" style:family="paragraph">
      <loext:graphic-properties draw:fill="none" draw:fill-color="#729fcf"/>
      <style:paragraph-properties fo:text-align="center" style:writing-mode="lr-tb"/>
    </style:style>
    <style:style style:name="P96" style:family="paragraph">
      <style:paragraph-properties fo:text-align="center" style:writing-mode="lr-tb"/>
      <style:text-properties fo:background-color="transparent" style:font-size-asian="11pt"/>
    </style:style>
    <style:style style:name="P97" style:family="paragraph">
      <loext:graphic-properties draw:fill="none"/>
      <style:paragraph-properties fo:text-align="center" style:writing-mode="lr-tb"/>
      <style:text-properties fo:background-color="transparent" style:font-size-asian="11pt"/>
    </style:style>
    <style:style style:name="P98" style:family="paragraph">
      <loext:graphic-properties draw:fill="none" draw:fill-color="#f7d1d5"/>
      <style:paragraph-properties fo:text-align="center"/>
    </style:style>
    <style:style style:name="P99" style:family="paragraph">
      <loext:graphic-properties draw:fill="none" draw:fill-color="#fff5ce"/>
      <style:paragraph-properties fo:text-align="center"/>
      <style:text-properties fo:font-size="12pt"/>
    </style:style>
    <style:style style:name="P100" style:family="paragraph">
      <loext:graphic-properties draw:fill="none" draw:fill-color="#fff5ce"/>
      <style:paragraph-properties fo:text-align="center"/>
    </style:style>
    <style:style style:name="T1" style:family="text">
      <style:text-properties officeooo:rsid="0007c78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ccdf"/>
    </style:style>
    <style:style style:name="T4" style:family="text">
      <style:text-properties style:text-underline-style="solid" style:text-underline-width="auto" style:text-underline-color="font-color" officeooo:rsid="00097564"/>
    </style:style>
    <style:style style:name="T5" style:family="text">
      <style:text-properties style:text-underline-style="solid" style:text-underline-width="auto" style:text-underline-color="font-color" officeooo:rsid="00258890"/>
    </style:style>
    <style:style style:name="T6" style:family="text">
      <style:text-properties style:text-underline-style="solid" style:text-underline-width="auto" style:text-underline-color="font-color" officeooo:rsid="000b1b03"/>
    </style:style>
    <style:style style:name="T7" style:family="text">
      <style:text-properties style:text-underline-style="solid" style:text-underline-width="auto" style:text-underline-color="font-color" officeooo:rsid="0010909e"/>
    </style:style>
    <style:style style:name="T8" style:family="text">
      <style:text-properties officeooo:rsid="000accdf"/>
    </style:style>
    <style:style style:name="T9" style:family="text">
      <style:text-properties officeooo:rsid="000b1b03"/>
    </style:style>
    <style:style style:name="T10" style:family="text">
      <style:text-properties officeooo:rsid="000d0217"/>
    </style:style>
    <style:style style:name="T11" style:family="text">
      <style:text-properties officeooo:rsid="000d930a"/>
    </style:style>
    <style:style style:name="T12" style:family="text">
      <style:text-properties officeooo:rsid="000e2125"/>
    </style:style>
    <style:style style:name="T13" style:family="text">
      <style:text-properties officeooo:rsid="000ff709"/>
    </style:style>
    <style:style style:name="T14" style:family="text">
      <style:text-properties style:text-underline-style="none"/>
    </style:style>
    <style:style style:name="T15" style:family="text">
      <style:text-properties style:text-underline-style="none" officeooo:rsid="0018c6c3"/>
    </style:style>
    <style:style style:name="T16" style:family="text">
      <style:text-properties style:text-underline-style="none" officeooo:rsid="001d0b6d"/>
    </style:style>
    <style:style style:name="T17" style:family="text">
      <style:text-properties style:text-underline-style="none" officeooo:rsid="00258890"/>
    </style:style>
    <style:style style:name="T18" style:family="text">
      <style:text-properties style:text-underline-style="none" officeooo:rsid="002e2d73"/>
    </style:style>
    <style:style style:name="T19" style:family="text">
      <style:text-properties style:text-underline-style="none" officeooo:rsid="000accdf"/>
    </style:style>
    <style:style style:name="T20" style:family="text">
      <style:text-properties style:text-underline-style="none" officeooo:rsid="000d930a"/>
    </style:style>
    <style:style style:name="T21" style:family="text">
      <style:text-properties style:text-underline-style="none" officeooo:rsid="002fb2a3"/>
    </style:style>
    <style:style style:name="T22" style:family="text">
      <style:text-properties style:text-underline-style="none" officeooo:rsid="00318de8"/>
    </style:style>
    <style:style style:name="T23" style:family="text">
      <style:text-properties style:text-underline-style="none" officeooo:rsid="00334416"/>
    </style:style>
    <style:style style:name="T24" style:family="text">
      <style:text-properties style:text-underline-style="none" officeooo:rsid="00368e94"/>
    </style:style>
    <style:style style:name="T25" style:family="text">
      <style:text-properties style:text-underline-style="none" officeooo:rsid="00383409"/>
    </style:style>
    <style:style style:name="T26" style:family="text">
      <style:text-properties style:text-underline-style="none" officeooo:rsid="00390c6a"/>
    </style:style>
    <style:style style:name="T27" style:family="text">
      <style:text-properties style:text-underline-style="none" officeooo:rsid="003a8d5d"/>
    </style:style>
    <style:style style:name="T28" style:family="text">
      <style:text-properties style:text-underline-style="none" officeooo:rsid="003c82b4"/>
    </style:style>
    <style:style style:name="T29" style:family="text">
      <style:text-properties style:text-underline-style="none" officeooo:rsid="003db06b"/>
    </style:style>
    <style:style style:name="T30" style:family="text">
      <style:text-properties style:text-underline-style="none" officeooo:rsid="003ead48"/>
    </style:style>
    <style:style style:name="T31" style:family="text">
      <style:text-properties style:text-underline-style="none" officeooo:rsid="000b1b03"/>
    </style:style>
    <style:style style:name="T32" style:family="text">
      <style:text-properties style:text-underline-style="none" officeooo:rsid="0010909e"/>
    </style:style>
    <style:style style:name="T33" style:family="text">
      <style:text-properties officeooo:rsid="0010909e"/>
    </style:style>
    <style:style style:name="T34" style:family="text">
      <style:text-properties officeooo:rsid="00121de8"/>
    </style:style>
    <style:style style:name="T35" style:family="text">
      <style:text-properties officeooo:rsid="00134d2f"/>
    </style:style>
    <style:style style:name="T36" style:family="text">
      <style:text-properties officeooo:rsid="0013bdc3"/>
    </style:style>
    <style:style style:name="T37" style:family="text">
      <style:text-properties officeooo:rsid="00154565"/>
    </style:style>
    <style:style style:name="T38" style:family="text">
      <style:text-properties officeooo:rsid="00165cda"/>
    </style:style>
    <style:style style:name="T39" style:family="text">
      <style:text-properties officeooo:rsid="001b426c"/>
    </style:style>
    <style:style style:name="T40" style:family="text">
      <style:text-properties officeooo:rsid="001d0b6d"/>
    </style:style>
    <style:style style:name="T41" style:family="text">
      <style:text-properties officeooo:rsid="0020093c"/>
    </style:style>
    <style:style style:name="T42" style:family="text">
      <style:text-properties officeooo:rsid="00205de8"/>
    </style:style>
    <style:style style:name="T43" style:family="text">
      <style:text-properties officeooo:rsid="00219d58"/>
    </style:style>
    <style:style style:name="T44" style:family="text">
      <style:text-properties officeooo:rsid="00258890"/>
    </style:style>
    <style:style style:name="T45" style:family="text">
      <style:text-properties officeooo:rsid="002fb2a3"/>
    </style:style>
    <style:style style:name="T46" style:family="text">
      <style:text-properties officeooo:rsid="0031e530"/>
    </style:style>
    <style:style style:name="T47" style:family="text">
      <style:text-properties officeooo:rsid="00334416"/>
    </style:style>
    <style:style style:name="T48" style:family="text">
      <style:text-properties officeooo:rsid="003842e8"/>
    </style:style>
    <style:style style:name="T49" style:family="text">
      <style:text-properties officeooo:rsid="00390c6a"/>
    </style:style>
    <style:style style:name="T50" style:family="text">
      <style:text-properties fo:font-style="italic" style:font-style-asian="italic" style:font-style-complex="italic"/>
    </style:style>
    <style:style style:name="T51" style:family="text">
      <style:text-properties officeooo:rsid="003ead48"/>
    </style:style>
    <style:style style:name="T52" style:family="text">
      <style:text-properties officeooo:rsid="00401c87"/>
    </style:style>
    <style:style style:name="T53" style:family="text">
      <style:text-properties officeooo:rsid="0041e6ca"/>
    </style:style>
    <style:style style:name="T54" style:family="text">
      <style:text-properties officeooo:rsid="00426b92"/>
    </style:style>
    <style:style style:name="T55" style:family="text">
      <style:text-properties fo:font-weight="bold" style:font-weight-asian="bold" style:font-weight-complex="bold"/>
    </style:style>
    <style:style style:name="T56" style:family="text">
      <style:text-properties fo:background-color="transparent" style:font-size-asian="11pt"/>
    </style:style>
    <style:style style:name="gr1" style:family="graphic">
      <style:graphic-properties draw:stroke="solid" draw:marker-start="" draw:marker-end="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Puntas_20_de_20_flecha_20_1" draw:fill="none" draw:textarea-horizontal-align="justify" draw:textarea-vertical-align="middle" draw:auto-grow-height="false" fo:min-height="1.344cm" fo:min-width="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1.346cm" fo:min-width="3.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Puntas_20_de_20_flecha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end="Puntas_20_de_20_flecha_20_2"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none" draw:textarea-horizontal-align="justify" draw:textarea-vertical-align="middle" draw:auto-grow-height="false" fo:min-height="1.431cm" fo:min-width="2.3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start="" draw:fill="none" draw:textarea-horizontal-align="justify" draw:textarea-vertical-align="middle" draw:auto-grow-height="false" fo:min-height="1.057cm" fo:min-width="2.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none" draw:textarea-horizontal-align="justify" draw:textarea-vertical-align="middle" draw:auto-grow-height="false" fo:min-height="0.817cm" fo:min-width="3.3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none" draw:fill-color="#729fcf" draw:textarea-horizontal-align="justify" draw:textarea-vertical-align="middle" draw:auto-grow-height="false" fo:min-height="0.751cm" fo:min-width="3.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textarea-horizontal-align="justify" draw:textarea-vertical-align="middle" draw:auto-grow-height="false" fo:min-height="1.057cm" fo:min-width="2.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none" draw:textarea-horizontal-align="justify" draw:textarea-vertical-align="middle" draw:auto-grow-height="false" fo:min-height="1.21cm" fo:min-width="1.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none" draw:textarea-horizontal-align="justify" draw:textarea-vertical-align="middle" draw:auto-grow-height="false" fo:min-height="1.346cm" fo:min-width="1.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end="Puntas_20_de_20_flecha_20_2" draw:fill="none" draw:fill-color="#f7d1d5" draw:textarea-horizontal-align="justify" draw:textarea-vertical-align="middle" draw:auto-grow-height="false" fo:min-height="7.627cm" fo:min-width="5.6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marker-start="" draw:marker-end="Puntas_20_de_20_flecha_20_1" draw:fill="none" draw:fill-color="#fff5ce" draw:textarea-horizontal-align="justify" draw:textarea-vertical-align="middle" draw:auto-grow-height="false" fo:min-height="10.887cm" fo:min-width="8.62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marker-start="" draw:marker-end="Puntas_20_de_20_flecha_20_1" draw:fill="none" draw:fill-color="#fff5ce" draw:textarea-horizontal-align="justify" draw:textarea-vertical-align="middle" draw:auto-grow-height="false" fo:min-height="12.825cm" fo:min-width="5.3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55">TP3 </text:span>- <text:span text:style-name="T55">Casos de uso</text:span></text:p>
      <text:p text:style-name="P84">Ejercicio 1</text:p>
      <text:p text:style-name="P87">Alquiler de mobiliario.</text:p>
      <text:p text:style-name="P1">Actor: cliente, encargado de mobiliario, servidor del banco.</text:p>
      <text:p text:style-name="P1"/>
      <text:p text:style-name="P1">Casos de uso: iniciar sesion, cerrar sesion, reservar mobiliario, pagar con tarjeta, alta de mobiliario.</text:p>
      <text:p text:style-name="P1"/>
      <text:p text:style-name="P1">Diagrama:</text:p>
      <text:p text:style-name="P1"><draw:custom-shape text:anchor-type="paragraph" draw:z-index="0" draw:name="Forma 5" draw:style-name="gr18" draw:text-style-name="P100" svg:width="5.324cm" svg:height="12.826cm" svg:x="2.351cm" svg:y="0.222cm"><text:p/><draw:enhanced-geometry svg:viewBox="0 0 21600 21600" draw:type="rectangle" draw:enhanced-path="M 0 0 L 21600 0 21600 21600 0 21600 0 0 Z N"/></draw:custom-shape></text:p>
      <text:p text:style-name="P1"><draw:custom-shape text:anchor-type="paragraph" draw:z-index="3" draw:name="Forma 1" draw:style-name="gr15" draw:text-style-name="P97" svg:width="2.647cm" svg:height="1.9cm" svg:x="3.351cm" svg:y="0.233cm"><text:p text:style-name="P96"><text:span text:style-name="T56">Iniciar ses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7" draw:name="Línea horizontal 1" draw:style-name="gr7" draw:text-style-name="P91" svg:x1="2.103cm" svg:y1="0.339cm" svg:x2="3.352cm" svg:y2="0.339cm"><text:p/></draw:line>Encargado <text:s text:c="62"/></text:p>
      <text:p text:style-name="P1"><draw:line text:anchor-type="paragraph" draw:z-index="8" draw:name="Línea 1" draw:style-name="gr7" draw:text-style-name="P91" svg:x1="1.822cm" svg:y1="0.007cm" svg:x2="3.381cm" svg:y2="1.626cm"><text:p/></draw:line><draw:line text:anchor-type="paragraph" draw:z-index="9" draw:name="Línea 3" draw:style-name="gr7" draw:text-style-name="P91" svg:x1="1.573cm" svg:y1="0.039cm" svg:x2="3.134cm" svg:y2="4.085cm"><text:p/></draw:line></text:p>
      <text:p text:style-name="P1"/>
      <text:p text:style-name="P1"><draw:custom-shape text:anchor-type="paragraph" draw:z-index="4" draw:name="Forma 2" draw:style-name="gr14" draw:text-style-name="P93" svg:width="2.647cm" svg:height="1.712cm" svg:x="3.381cm" svg:y="0.353cm"><text:p text:style-name="P92">Cerrar ses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draw:custom-shape text:anchor-type="paragraph" draw:z-index="5" draw:name="Forma 3" draw:style-name="gr10" draw:text-style-name="P93" svg:width="3.58cm" svg:height="1.495cm" svg:x="3.134cm" svg:y="0.303cm"><text:p text:style-name="P92">Alta de mobiliari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draw:custom-shape text:anchor-type="paragraph" draw:z-index="10" draw:name="Forma 6" draw:style-name="gr2" draw:text-style-name="P93" svg:width="3.892cm" svg:height="1.899cm" svg:x="2.944cm" svg:y="0.381cm"><text:p text:style-name="P92">Reserva de mobiliari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11" draw:name="Línea 6" draw:style-name="gr7" draw:text-style-name="P91" svg:x1="1.386cm" svg:y1="0.312cm" svg:x2="2.944cm" svg:y2="0.591cm"><text:p/></draw:line>Cliente <text:s text:c="66"/>Servidor del banco.</text:p>
      <text:p text:style-name="P1"><draw:line text:anchor-type="paragraph" draw:z-index="19" draw:name="Línea 4" draw:style-name="gr3" draw:text-style-name="P91" svg:x1="1.356cm" svg:y1="0.104cm" svg:x2="2.975cm" svg:y2="3.404cm"><text:p/></draw:line><draw:line text:anchor-type="paragraph" draw:z-index="21" draw:name="Línea 7" draw:style-name="gr5" draw:text-style-name="P91" svg:x1="8.983cm" svg:y1="0.292cm" svg:x2="9.168cm" svg:y2="0.228cm"><text:p/></draw:line><draw:line text:anchor-type="paragraph" draw:z-index="22" draw:name="Línea 8" draw:style-name="gr3" draw:text-style-name="P91" svg:x1="8.983cm" svg:y1="0.228cm" svg:x2="6.803cm" svg:y2="3.528cm"><text:p/></draw:line></text:p>
      <text:p text:style-name="P1"><draw:line text:anchor-type="paragraph" draw:z-index="20" draw:name="Línea 5" draw:style-name="gr5" draw:text-style-name="P91" svg:x1="1.356cm" svg:y1="0.115cm" svg:x2="2.788cm" svg:y2="2.574cm"><text:p/></draw:line></text:p>
      <text:p text:style-name="P1"><draw:line text:anchor-type="paragraph" draw:z-index="18" draw:name="Línea 2" draw:style-name="gr1" draw:text-style-name="P91" svg:x1="4.842cm" svg:y1="1.84cm" svg:x2="4.906cm" svg:y2="0.332cm"><text:p/></draw:line></text:p>
      <text:p text:style-name="P1"/>
      <text:p text:style-name="P1"><text:s text:c="48"/><text:span text:style-name="T39">extends</text:span></text:p>
      <text:p text:style-name="P21"/>
      <text:p text:style-name="P21"><draw:custom-shape text:anchor-type="paragraph" draw:z-index="6" draw:name="Forma 4" draw:style-name="gr9" draw:text-style-name="P93" svg:width="3.363cm" svg:height="2.024cm" svg:x="3.254cm" svg:y="0.095cm"><text:p text:style-name="P92">Pago con tarjet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1"/>
      <text:p text:style-name="P21"/>
      <text:p text:style-name="P21"/>
      <text:p text:style-name="P21"/>
      <text:p text:style-name="P21">Escenarios: </text:p>
      <text:p text:style-name="P1"/>
      <text:p text:style-name="P15"><text:span text:style-name="T2">Nombre del caso de uso</text:span>: Iniciar sesion.</text:p>
      <text:p text:style-name="P5"><text:span text:style-name="T2">Descripcion</text:span>: especifica el modo en que el <text:span text:style-name="T53">encargado de mobiliario</text:span> inicia sesion con nombre de usuario y contraseña validos.</text:p>
      <text:p text:style-name="P88"><text:span text:style-name="T2">Actores</text:span>: <text:span text:style-name="T53">encargado de mobiliario</text:span><text:span text:style-name="T40">.</text:span></text:p>
      <text:p text:style-name="P5"><text:span text:style-name="T2">Precondiciones</text:span>: - </text:p>
      <text:p text:style-name="P5"><text:span text:style-name="T2">Curso normal</text:span>:</text:p>
      <text:p text:style-name="P27"><text:span text:style-name="T2">Accion de l</text:span><text:span text:style-name="T3">os</text:span><text:span text:style-name="T2"> actor</text:span><text:span text:style-name="T3">es</text:span>:</text:p>
      <text:p text:style-name="P79">Paso 1) <text:span text:style-name="T53">Encargado de mobiliario</text:span> selecciona opcion de iniciar sesion</text:p>
      <text:p text:style-name="P82">Paso 3) El <text:span text:style-name="T53">encargado de mobiliario</text:span> ingresa nombre de usuario y contraseña.</text:p>
      <text:p text:style-name="P34"><text:span text:style-name="T2">Acciones del sistema</text:span>: </text:p>
      <text:p text:style-name="P35">Paso 2) El sistema solicita nombre de usuario y contraseña.</text:p>
      <text:p text:style-name="P34">Paso 4) El sistema verifica datos ingresados.</text:p>
      <text:p text:style-name="P83">Paso 5) El sistema registra la sesion iniciada y habilita las acciones posibles para el <text:span text:style-name="T53">encargado de mobiliario</text:span> registrado.</text:p>
      <text:p text:style-name="P34"><text:span text:style-name="T2">Curso alterno</text:span>:</text:p>
      <text:p text:style-name="P34"><text:soft-page-break/>Paso alternativo 4) Usuario o contraseña no son validos y el sistema notifica. Fin de CU <text:span text:style-name="T54">o retorno al paso 2.</text:span></text:p>
      <text:p text:style-name="P83">Postcondicion: La sesion ha sido iniciada y las opciones para <text:span text:style-name="T53">encargado de mobiliario </text:span>registrado apareceran habilitadas.</text:p>
      <text:p text:style-name="P34"/>
      <text:p text:style-name="P14"><text:span text:style-name="T2">Nombre del caso de uso</text:span>: <text:span text:style-name="T8">Cerrar sesion</text:span></text:p>
      <text:p text:style-name="P89"><text:span text:style-name="T2">Descripcion</text:span>: especifica el modo en que el <text:span text:style-name="T53">encargado de mobiliario</text:span> registrado <text:span text:style-name="T8">cierra</text:span> sesion.</text:p>
      <text:p text:style-name="P89"><text:span text:style-name="T2">Actores</text:span>: <text:span text:style-name="T53">encargado de mobiliario</text:span>.</text:p>
      <text:p text:style-name="P89"><text:span text:style-name="T2">Precondiciones</text:span>: que el <text:span text:style-name="T53">encargado de mobiliario</text:span> <text:span text:style-name="T8">registrado</text:span> haya <text:span text:style-name="T8">iniciado sesion</text:span> previamente. </text:p>
      <text:p text:style-name="P6"><text:span text:style-name="T2">Curso normal</text:span>:</text:p>
      <text:p text:style-name="P28"><text:span text:style-name="T2">Accion de l</text:span><text:span text:style-name="T3">os</text:span><text:span text:style-name="T2"> actor</text:span><text:span text:style-name="T3">es</text:span>:</text:p>
      <text:p text:style-name="P80">Paso 1) <text:span text:style-name="T54">E</text:span><text:span text:style-name="T53">ncargado de mobiliario</text:span> selecciona opcion de <text:span text:style-name="T8">cerrar</text:span> sesion</text:p>
      <text:p text:style-name="P83">Paso 3) El <text:span text:style-name="T53">encargado de mobiliario</text:span> registrado confirma la operacion.</text:p>
      <text:p text:style-name="P34"><text:span text:style-name="T2">Acciones del sistema</text:span>: </text:p>
      <text:p text:style-name="P83">Paso 2) El sistema solicita la confirmacion del <text:span text:style-name="T53">encargado de mobiliario</text:span>.</text:p>
      <text:p text:style-name="P83">Paso 4) El sistema cierra la sesion y deshabilita las acciones posibles para el <text:span text:style-name="T53">encargado de mobiliario</text:span> registrado.</text:p>
      <text:p text:style-name="P34"><text:span text:style-name="T2">Curso alterno</text:span>:</text:p>
      <text:p text:style-name="P83">Paso alternativo 3) <text:span text:style-name="T54">E</text:span><text:span text:style-name="T53">ncargado de mobiliario</text:span> cancela la operacion. Fin de CU.</text:p>
      <text:p text:style-name="P83">Postcondicion: La sesion ha sido cerrada y las opciones para <text:span text:style-name="T53">encargado de mobiliario</text:span> registrado apareceran inhabilitadas.</text:p>
      <text:p text:style-name="P34"/>
      <text:p text:style-name="P34"/>
      <text:p text:style-name="P14"><text:span text:style-name="T2">Nombre del caso de uso</text:span>: <text:span text:style-name="T8">Alta de mobiliario</text:span>.</text:p>
      <text:p text:style-name="P6"><text:span text:style-name="T2">Descripcion</text:span>: especifica el modo en que el <text:span text:style-name="T9">encargado de mobiliario</text:span> registrado, <text:span text:style-name="T9">da de alta en el catalogo el mobiliario disponible para alquiler</text:span>.</text:p>
      <text:p text:style-name="P7"><text:span text:style-name="T2">Actores</text:span>: <text:span text:style-name="T9">encargado de mobiliario</text:span> registrado.</text:p>
      <text:p text:style-name="P7"><text:span text:style-name="T2">Precondiciones</text:span>: que el <text:span text:style-name="T9">encargado de mobiliario</text:span> <text:span text:style-name="T9">haya iniciado sesion</text:span>. </text:p>
      <text:p text:style-name="P6"><text:span text:style-name="T2">Curso normal</text:span>:</text:p>
      <text:p text:style-name="P28"><text:span text:style-name="T2">Accion de l</text:span><text:span text:style-name="T3">os</text:span><text:span text:style-name="T2"> actor</text:span><text:span text:style-name="T3">es</text:span>:</text:p>
      <text:p text:style-name="P29">Paso 1) <text:span text:style-name="T54">E</text:span><text:span text:style-name="T9">ncargado de mobiliario</text:span><text:span text:style-name="T1"> registrado</text:span> selecciona opcion de <text:span text:style-name="T9">dar alta mobiliario.</text:span></text:p>
      <text:p text:style-name="P36">Paso 3) El <text:span text:style-name="T9">encargado de mobiliario</text:span><text:span text:style-name="T1"> </text:span>ingresa <text:span text:style-name="T9">los datos solicitados</text:span>.</text:p>
      <text:p text:style-name="P34"><text:span text:style-name="T2">Acciones del sistema</text:span>: </text:p>
      <text:p text:style-name="P34">Paso 2) El sistema solicita <text:span text:style-name="T9">datos del mismo</text:span>.</text:p>
      <text:p text:style-name="P34">Paso 4) El sistema <text:span text:style-name="T9">verifica que el codigo unico no sea repetido</text:span>.</text:p>
      <text:p text:style-name="P36">Paso 5) El sistema<text:span text:style-name="T9"> guarda los</text:span> datos ingresados.</text:p>
      <text:p text:style-name="P34"><text:span text:style-name="T2">Curso alterno</text:span>:</text:p>
      <text:p text:style-name="P34">Paso alternativo 4) <text:span text:style-name="T9">El codigo de mueble esta repetido</text:span> y el sistema notifica. Fin de CU.</text:p>
      <text:p text:style-name="P34">Postcondicion: <text:span text:style-name="T9">el mobiliario ha sido ingresado exitosamente.</text:span></text:p>
      <text:p text:style-name="P34"/>
      <text:p text:style-name="P16"><text:span text:style-name="T2">Nombre del caso de uso</text:span>: <text:span text:style-name="T10">Reserva</text:span><text:span text:style-name="T8"> de mobiliario</text:span>.</text:p>
      <text:p text:style-name="P8"><text:span text:style-name="T2">Descripcion</text:span>: especifica el modo en que el <text:span text:style-name="T54">cliente</text:span><text:span text:style-name="T8"> </text:span><text:span text:style-name="T10">realiza la reserva d</text:span><text:span text:style-name="T9">el mobiliario disponible para alquiler</text:span>.</text:p>
      <text:p text:style-name="P89"><text:span text:style-name="T2">Actores</text:span>: <text:s/><text:span text:style-name="T54">cliente.</text:span></text:p>
      <text:p text:style-name="P7"><text:span text:style-name="T2">Precondiciones</text:span>: </text:p>
      <text:p text:style-name="P7"><text:span text:style-name="T2">Curso normal</text:span>:</text:p>
      <text:p text:style-name="P29"><text:span text:style-name="T2">Accion de l</text:span><text:span text:style-name="T3">os</text:span><text:span text:style-name="T2"> actor</text:span><text:span text:style-name="T3">es</text:span>:</text:p>
      <text:p text:style-name="P80">Paso 1) <text:span text:style-name="T54">cliente</text:span> selecciona <text:span text:style-name="T10">la opcion de reservar </text:span><text:span text:style-name="T9">mobiliario </text:span><text:span text:style-name="T10">para alquiler</text:span><text:span text:style-name="T9">.</text:span></text:p>
      <text:p text:style-name="P83">Paso <text:span text:style-name="T10">3</text:span>) El <text:span text:style-name="T54">cliente</text:span> <text:span text:style-name="T10">selecciona el mobiliario deseado, </text:span><text:span text:style-name="T11">y coloca fecha,lugar y cantidad de dias necesarios para la reserva</text:span>.</text:p>
      <text:p text:style-name="P36"><text:span text:style-name="T2">Acciones del sistema</text:span>: </text:p>
      <text:p text:style-name="P36">Paso <text:span text:style-name="T10">2</text:span>) El sistema <text:span text:style-name="T10">muestra el mobiliario disponible en catalogo</text:span>.</text:p>
      <text:p text:style-name="P36"><text:soft-page-break/>Paso <text:span text:style-name="T10">4</text:span>) El sistema<text:span text:style-name="T9"> guarda los</text:span> datos ingresados <text:span text:style-name="T11">si se cumple la condicion de que la cantidad de muebles reservados sea un minimo de 3 unidades</text:span>.</text:p>
      <text:p text:style-name="P90">Paso 5) El sistema calcula el 20% del total a pagar y dirige al <text:span text:style-name="T54">cliente</text:span> al pago de ese monto con tarjeta. </text:p>
      <text:p text:style-name="P36"><text:span text:style-name="T2">Curso alterno</text:span>:</text:p>
      <text:p text:style-name="P83">Paso alternativo 4) <text:span text:style-name="T9">El </text:span><text:span text:style-name="T54">cliente</text:span><text:span text:style-name="T11"> ha intentado reservar menos de 3 muebles</text:span> y el sistema notifica. Fin de CU.</text:p>
      <text:p text:style-name="P45">Paso alternativo 5) El servidor del banco informa fallo en el cobro debido a datos erroneos de tarjeta o falta de fondos. Fin de CU.</text:p>
      <text:p text:style-name="P36">Postcondicion: <text:span text:style-name="T9">el mobiliario ha sido </text:span><text:span text:style-name="T11">reservado</text:span><text:span text:style-name="T9"> exitosamente.</text:span></text:p>
      <text:p text:style-name="P36"/>
      <text:p text:style-name="P36"/>
      <text:p text:style-name="P17"><text:span text:style-name="T2">Nombre del caso de uso</text:span>: <text:span text:style-name="T12">Pago con tarjeta de credito</text:span>.</text:p>
      <text:p text:style-name="P12"><text:span text:style-name="T2">Descripcion</text:span>: especifica el modo en que el <text:span text:style-name="T40">cliente</text:span>, <text:span text:style-name="T12">realiza el pago con tarjeta de credito</text:span><text:span text:style-name="T9"> </text:span><text:span text:style-name="T12">del 20% del monto de la reserva</text:span>.</text:p>
      <text:p text:style-name="P12"><text:span text:style-name="T2">Actores</text:span>: <text:span text:style-name="T40">cliente</text:span>, <text:span text:style-name="T12">servidor del banco</text:span>.</text:p>
      <text:p text:style-name="P9"><text:span text:style-name="T2">Precondiciones</text:span>: <text:span text:style-name="T40">que el cliente haya ejecutado el CU de reserva de mobiliario.</text:span></text:p>
      <text:p text:style-name="P9"><text:span text:style-name="T2">Curso normal</text:span>:</text:p>
      <text:p text:style-name="P30"><text:span text:style-name="T2">Accion de l</text:span><text:span text:style-name="T3">os</text:span><text:span text:style-name="T2"> actor</text:span><text:span text:style-name="T3">es</text:span>:</text:p>
      <text:p text:style-name="P30">Paso <text:span text:style-name="T12">2</text:span>) <text:span text:style-name="T12">El </text:span><text:span text:style-name="T40">cliente</text:span><text:span text:style-name="T12"> ingresa los datos solicitados por el sistema</text:span><text:span text:style-name="T9">.</text:span></text:p>
      <text:p text:style-name="P38">Paso <text:span text:style-name="T12">4</text:span>) El <text:span text:style-name="T12">servidor externo acepta la conexión, y solicita numero de tarjeta y codigo de seguridad al sistema</text:span>.</text:p>
      <text:p text:style-name="P38">Paso <text:span text:style-name="T12">6</text:span>) El <text:span text:style-name="T12">servidor externo valida datos de tarjeta y fondos suficientes</text:span>.</text:p>
      <text:p text:style-name="P38">Paso <text:span text:style-name="T12">7</text:span>) El <text:span text:style-name="T12">servidor externo retorna el resultado</text:span>.</text:p>
      <text:p text:style-name="P37"><text:span text:style-name="T2">Acciones del sistema</text:span>: </text:p>
      <text:p text:style-name="P31">Paso 1) <text:span text:style-name="T12">El sistema solicita numero de tarjeta y codigo de seguridad</text:span><text:span text:style-name="T9">.</text:span></text:p>
      <text:p text:style-name="P37">Paso <text:span text:style-name="T12">3</text:span>) El sistema solicita <text:span text:style-name="T12">conexión con el servidor externo</text:span>.</text:p>
      <text:p text:style-name="P37">Paso <text:span text:style-name="T12">5</text:span>) El sistema <text:span text:style-name="T12">envia los datos de la tarjeta al servidor externo</text:span>.</text:p>
      <text:p text:style-name="P38">Paso <text:span text:style-name="T12">8</text:span>) El sistema <text:span text:style-name="T12">recibe confirmacion de datos de tarjeta validos</text:span>.</text:p>
      <text:p text:style-name="P39">Paso <text:span text:style-name="T13">9</text:span>) El sistema <text:span text:style-name="T12">recibe confirmacion de </text:span><text:span text:style-name="T13">fondos suficientes</text:span>.</text:p>
      <text:p text:style-name="P39">Paso <text:span text:style-name="T13">10</text:span>) El sistema <text:span text:style-name="T12">r</text:span><text:span text:style-name="T13">egistra el pago y cierra la conexión con el servidor externo</text:span>.</text:p>
      <text:p text:style-name="P37"><text:span text:style-name="T2">Curso alterno</text:span>:</text:p>
      <text:p text:style-name="P37">Paso alternativo <text:span text:style-name="T13">3</text:span>) <text:span text:style-name="T33">Falla la conexión con el servidor externo,</text:span> el sistema notifica <text:span text:style-name="T33">el error</text:span>. Fin de CU.</text:p>
      <text:p text:style-name="P40">Paso alternativo <text:span text:style-name="T33">8</text:span>) <text:span text:style-name="T33">La validacion de datos es incorrecta,</text:span> el sistema notifica<text:span text:style-name="T33"> error en los numeros de la tarjeta</text:span>. Fin de CU.</text:p>
      <text:p text:style-name="P40">Paso alternativo <text:span text:style-name="T33">9</text:span>) <text:span text:style-name="T33">El servidor externo informa fondos insuficientes,</text:span> el sistema notifica <text:span text:style-name="T33">el error</text:span>. Fin de CU.</text:p>
      <text:p text:style-name="P37">Postcondicion: <text:span text:style-name="T9">el </text:span><text:span text:style-name="T33">pago con tarjeta ha sido realizado </text:span><text:span text:style-name="T9">exitosamente.</text:span></text:p>
      <text:p text:style-name="P37"/>
      <text:p text:style-name="P37"/>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85">Ejercicio 4: <text:span text:style-name="T50">Maquina de reciclado.</text:span></text:p>
      <text:p text:style-name="P46"/>
      <text:p text:style-name="P3">Diagrama:</text:p>
      <text:p text:style-name="P3"/>
      <text:p text:style-name="P3"><draw:custom-shape text:anchor-type="paragraph" draw:z-index="12" draw:name="Forma 10" draw:style-name="gr13" draw:text-style-name="P93" svg:width="3.58cm" svg:height="1.495cm" svg:x="3.134cm" svg:y="0.303cm"><text:p text:style-name="P92">Vender materia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 13" draw:style-name="gr16" draw:text-style-name="P98" svg:width="5.605cm" svg:height="7.628cm" svg:x="2.351cm" svg:y="-0.095cm"><text:p/><draw:enhanced-geometry svg:viewBox="0 0 21600 21600" draw:type="rectangle" draw:enhanced-path="M 0 0 L 21600 0 21600 21600 0 21600 0 0 Z N"/></draw:custom-shape></text:p>
      <text:p text:style-name="P3"/>
      <text:p text:style-name="P47"><draw:line text:anchor-type="paragraph" draw:z-index="15" draw:name="Línea 13" draw:style-name="gr6" draw:text-style-name="P91" svg:x1="1.542cm" svg:y1="0.24cm" svg:x2="3.135cm" svg:y2="0.115cm"><text:p/></draw:line>Persona </text:p>
      <text:p text:style-name="P3"/>
      <text:p text:style-name="P3"><draw:custom-shape text:anchor-type="paragraph" draw:z-index="14" draw:name="Forma 12" draw:style-name="gr2" draw:text-style-name="P93" svg:width="3.892cm" svg:height="1.899cm" svg:x="2.944cm" svg:y="0.381cm"><text:p text:style-name="P92">Solicitar listad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text:s text:c="80"/></text:p>
      <text:p text:style-name="P3"><draw:line text:anchor-type="paragraph" draw:z-index="16" draw:name="Línea 14" draw:style-name="gr6" draw:text-style-name="P91" svg:x1="1.822cm" svg:y1="0.813cm" svg:x2="2.944cm" svg:y2="0.372cm"><text:p/></draw:line></text:p>
      <text:p text:style-name="P47">Operador</text:p>
      <text:p text:style-name="P3"><draw:line text:anchor-type="paragraph" draw:z-index="17" draw:name="Línea 15" draw:style-name="gr6" draw:text-style-name="P91" svg:x1="1.886cm" svg:y1="0.056cm" svg:x2="3.255cm" svg:y2="1.458cm"><text:p/></draw:line></text:p>
      <text:p text:style-name="P47"><draw:custom-shape text:anchor-type="paragraph" draw:z-index="13" draw:name="Forma 11" draw:style-name="gr9" draw:text-style-name="P93" svg:width="3.363cm" svg:height="2.024cm" svg:x="3.254cm" svg:y="0.219cm"><text:p text:style-name="P92">Actualizar listad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23"/>
      <text:p text:style-name="P23"/>
      <text:p text:style-name="P23"/>
      <text:p text:style-name="P23"/>
      <text:p text:style-name="P23"/>
      <text:p text:style-name="P42"/>
      <text:p text:style-name="P22">Escenarios: </text:p>
      <text:p text:style-name="P2"/>
      <text:p text:style-name="P18"><text:span text:style-name="T2">Nombre del caso de uso</text:span>: <text:span text:style-name="T34">Vender material</text:span>.</text:p>
      <text:p text:style-name="P10"><text:span text:style-name="T2">Descripcion</text:span>: especifica el modo en que <text:span text:style-name="T34">la persona coloca material a reciclar a la venta en la maquina de reciclado para recibir un ticket con el monto a cobrar</text:span>.</text:p>
      <text:p text:style-name="P10"><text:span text:style-name="T2">Actores</text:span>: <text:span text:style-name="T34">vendedor de material y operador de la maquina</text:span>.</text:p>
      <text:p text:style-name="P10"><text:span text:style-name="T2">Precondiciones</text:span>: <text:s/></text:p>
      <text:p text:style-name="P10"><text:span text:style-name="T2">Curso normal</text:span>:</text:p>
      <text:p text:style-name="P32"><text:span text:style-name="T2">Accion de l</text:span><text:span text:style-name="T3">os</text:span><text:span text:style-name="T2"> actor</text:span><text:span text:style-name="T3">es</text:span>:</text:p>
      <text:p text:style-name="P32">Paso 1) <text:span text:style-name="T34">Persona ingresa material a reciclar (vidrio, papel, plastico o aluminio) en la maquina y presiona la opcion “reciclar”. </text:span></text:p>
      <text:p text:style-name="P41">Paso <text:span text:style-name="T34">4</text:span>) <text:span text:style-name="T34">La persona retira el recibo</text:span>.</text:p>
      <text:p text:style-name="P41"><text:span text:style-name="T2">Acciones del sistema</text:span>: </text:p>
      <text:p text:style-name="P41">Paso 2) El sistema <text:span text:style-name="T34">detecta el tipo de material y registra el peso</text:span>.</text:p>
      <text:p text:style-name="P41">Paso <text:span text:style-name="T34">3</text:span>) El sistema <text:span text:style-name="T34">emite un recibo con el total a cobrar por la persona.</text:span></text:p>
      <text:p text:style-name="P41"><text:span text:style-name="T2">Curso alterno</text:span>:</text:p>
      <text:p text:style-name="P41">Paso alternativo <text:span text:style-name="T34">2</text:span>) <text:span text:style-name="T34">El sistema no detecta el tipo de material, aborta el proceso y retorna el producto</text:span>. Fin de CU.</text:p>
      <text:p text:style-name="P41">Postcondicion: <text:span text:style-name="T34">El material a la venta </text:span><text:span text:style-name="T35">ha sido evaluado correctamente <text:s text:c="2"/></text:span>.</text:p>
      <text:p text:style-name="P41"/>
      <text:p text:style-name="P18"><text:span text:style-name="T2">Nombre del caso de uso</text:span>: <text:span text:style-name="T36">Solicitar listado.</text:span></text:p>
      <text:p text:style-name="P10"><text:span text:style-name="T2">Descripcion</text:span>: especifica el modo en que el <text:span text:style-name="T36">operador solicita un listado con el total de cada material vendido (peso y monto) en un periodo de tiempo, a traves de una consola asegurada con llave</text:span>.</text:p>
      <text:p text:style-name="P10"><text:span text:style-name="T2">Actores</text:span>: <text:span text:style-name="T36">operador</text:span>.</text:p>
      <text:p text:style-name="P10"><text:span text:style-name="T2">Precondiciones</text:span>: -</text:p>
      <text:p text:style-name="P10"><text:span text:style-name="T2">Curso normal</text:span>:</text:p>
      <text:p text:style-name="P32"><text:span text:style-name="T2">Accion de l</text:span><text:span text:style-name="T3">os</text:span><text:span text:style-name="T2"> actor</text:span><text:span text:style-name="T3">es</text:span>:</text:p>
      <text:p text:style-name="P32">Paso 1) <text:span text:style-name="T36">Operador selecciona opcion de solicitar listado.</text:span></text:p>
      <text:p text:style-name="P41">Paso 3) El <text:span text:style-name="T36">operador ingresa el periodo de tiempo deseado y presiona confirmar.</text:span></text:p>
      <text:p text:style-name="P41"><text:soft-page-break/><text:span text:style-name="T2">Acciones del sistema</text:span>: </text:p>
      <text:p text:style-name="P41">Paso 2) El sistema solicita la <text:span text:style-name="T36">el periodo de tiempo</text:span>.</text:p>
      <text:p text:style-name="P41">Paso 4) El sistema <text:span text:style-name="T36">guarda la informacion ingresada e imprime el listado</text:span>.</text:p>
      <text:p text:style-name="P41"><text:span text:style-name="T2">Curso alterno</text:span>:</text:p>
      <text:p text:style-name="P41">Paso alternativo <text:span text:style-name="T36">1</text:span>) <text:span text:style-name="T36">Operador</text:span> cancela la operacion. Fin de CU.</text:p>
      <text:p text:style-name="P42">Paso alternativo <text:span text:style-name="T36">3</text:span>) <text:span text:style-name="T36">Operador</text:span> <text:span text:style-name="T36">ingresa periodo invalido</text:span>. <text:span text:style-name="T36">El sistema informa error.</text:span> Fin de CU.</text:p>
      <text:p text:style-name="P41">Postcondicion: <text:span text:style-name="T36">El listado ha sido impreso correctamente.</text:span></text:p>
      <text:p text:style-name="P41"/>
      <text:p text:style-name="P41"/>
      <text:p text:style-name="P19"><text:span text:style-name="T2">Nombre del caso de uso</text:span>: <text:span text:style-name="T37">Actualizar</text:span><text:span text:style-name="T36"> listado.</text:span></text:p>
      <text:p text:style-name="P11"><text:span text:style-name="T2">Descripcion</text:span>: especifica el modo en que el <text:span text:style-name="T36">operador </text:span><text:span text:style-name="T37">actualiza los precios de los materiales</text:span>.</text:p>
      <text:p text:style-name="P11"><text:span text:style-name="T2">Actores</text:span>: <text:span text:style-name="T36">operador</text:span>.</text:p>
      <text:p text:style-name="P11"><text:span text:style-name="T2">Precondiciones</text:span>: -</text:p>
      <text:p text:style-name="P11"><text:span text:style-name="T2">Curso normal</text:span>:</text:p>
      <text:p text:style-name="P33"><text:span text:style-name="T2">Accion de l</text:span><text:span text:style-name="T3">os</text:span><text:span text:style-name="T2"> actor</text:span><text:span text:style-name="T3">es</text:span>:</text:p>
      <text:p text:style-name="P33">Paso 1) <text:span text:style-name="T36">Operador selecciona opcion de </text:span><text:span text:style-name="T37">actualizar</text:span><text:span text:style-name="T36"> listado.</text:span></text:p>
      <text:p text:style-name="P43">Paso 3) El <text:span text:style-name="T36">operador </text:span><text:span text:style-name="T37">selecciona de a uno los productos que quiere actualizar </text:span><text:span text:style-name="T38">y sus precios nuevos y confirma las operaciones</text:span><text:span text:style-name="T36">.</text:span></text:p>
      <text:p text:style-name="P43"><text:span text:style-name="T2">Acciones del sistema</text:span>: </text:p>
      <text:p text:style-name="P43">Paso 2) El sistema <text:span text:style-name="T37">muestra el listado de productos con sus precios</text:span>.</text:p>
      <text:p text:style-name="P43">Paso 4) El sistema <text:span text:style-name="T36">guarda la informacion ingresada </text:span><text:span text:style-name="T38">y actualiza</text:span><text:span text:style-name="T36"> el listado</text:span>.</text:p>
      <text:p text:style-name="P43"><text:span text:style-name="T2">Curso alterno</text:span>:</text:p>
      <text:p text:style-name="P43">Paso alternativo <text:span text:style-name="T36">1</text:span>) <text:span text:style-name="T36">Operador</text:span> cancela la operacion. Fin de CU.</text:p>
      <text:p text:style-name="P43">Postcondicion: <text:span text:style-name="T36">El listado ha sido </text:span><text:span text:style-name="T38">actualizado</text:span><text:span text:style-name="T36"> correctamente.</text:span></text:p>
      <text:p text:style-name="P43"/>
      <text:p text:style-name="P43"/>
      <text:p text:style-name="P86">Ejercicio 6. <text:span text:style-name="T50">Venta de entradas para el teatro.</text:span></text:p>
      <text:p text:style-name="P26">Actores:<text:span text:style-name="T14"> </text:span><text:span text:style-name="T16">cliente</text:span><text:span text:style-name="T14"> y empleado.</text:span></text:p>
      <text:p text:style-name="P26">Casos de uso:<text:span text:style-name="T14"> reservar </text:span><text:span text:style-name="T15">presencialmente</text:span><text:span text:style-name="T14">, </text:span><text:span text:style-name="T15">compra web, compra presencial, retirar reservadas, pagar con tarjeta, cargar grilla.</text:span></text:p>
      <text:p text:style-name="P26">Diagrama:</text:p>
      <text:p text:style-name="P68"><draw:custom-shape text:anchor-type="paragraph" draw:z-index="1" draw:name="Forma 7" draw:style-name="gr17" draw:text-style-name="P99" svg:width="8.628cm" svg:height="10.887cm" svg:x="2.351cm" svg:y="0.205cm"><text:p/><draw:enhanced-geometry svg:viewBox="0 0 21600 21600" draw:type="rectangle" draw:enhanced-path="M 0 0 L 21600 0 21600 21600 0 21600 0 0 Z N"/></draw:custom-shape><draw:path text:anchor-type="paragraph" draw:z-index="39" draw:name="Curva de Bézier 2" draw:style-name="gr3" draw:text-style-name="P91" svg:width="4.976cm" svg:height="8.818cm" draw:transform="skewX (8.48683410565141E-017) rotate (0.728674962707632) translate (1.44166588155487cm 1.4618391096266cm)" svg:viewBox="0 0 4977 8819" svg:d="M0 12c381-59 726 109 1091 180 331 63 673 129 965 320 269 175 571 311 803 549 224 228 457 457 720 642 286 201 444 491 597 783 162 311 354 561 512 876 154 308 352 640 232 1000-129 388 177 769 1 1168-149 335-151 716-315 1054-139 286-298 560-482 821-180 255-396 482-600 717-203 234-415 462-622 697"><text:p/></draw:path></text:p>
      <text:p text:style-name="P68"><draw:custom-shape text:anchor-type="paragraph" draw:z-index="23" draw:name="Forma 8" draw:style-name="gr12" draw:text-style-name="P95" svg:width="4.511cm" svg:height="1.063cm" svg:x="2.542cm" svg:y="0.233cm"><text:p text:style-name="P92">Compra we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68"><draw:line text:anchor-type="paragraph" draw:z-index="40" draw:name="Línea 19" draw:style-name="gr1" draw:text-style-name="P91" svg:x1="7.052cm" svg:y1="0.279cm" svg:x2="9.324cm" svg:y2="5.135cm"><text:p/></draw:line><draw:line text:anchor-type="paragraph" draw:z-index="43" draw:name="Línea 12" draw:style-name="gr1" draw:text-style-name="P91" svg:x1="1.45cm" svg:y1="0.714cm" svg:x2="2.542cm" svg:y2="0.434cm"><text:p/></draw:line><text:s text:c="63"/></text:p>
      <text:p text:style-name="P50"><draw:custom-shape text:anchor-type="paragraph" draw:z-index="24" draw:name="Forma 9" draw:style-name="gr11" draw:text-style-name="P93" svg:width="4.698cm" svg:height="1.153cm" svg:x="2.697cm" svg:y="0.383cm"><text:p text:style-name="P92">Reservar presencialmente</text:p><draw:enhanced-geometry svg:viewBox="0 0 21600 21600" draw:glue-points="10800 0 3163 3163 0 10800 3163 18437 10800 21600 18437 18437 21600 10800 18437 3163" draw:text-areas="3163 3163 18437 18437" draw:type="ellipse" draw:enhanced-path="U 10800 10800 10800 10800 0 360 Z N"/></draw:custom-shape>Cliente</text:p>
      <text:p text:style-name="P68"><draw:line text:anchor-type="paragraph" draw:z-index="27" draw:name="Línea horizontal 2" draw:style-name="gr8" draw:text-style-name="P94" svg:x1="1.169cm" svg:y1="4.784cm" svg:x2="2.697cm" svg:y2="0.208cm"><text:p/></draw:line></text:p>
      <text:p text:style-name="P68"/>
      <text:p text:style-name="P68"><draw:custom-shape text:anchor-type="paragraph" draw:z-index="25" draw:name="Forma 14" draw:style-name="gr10" draw:text-style-name="P93" svg:width="3.58cm" svg:height="1.495cm" svg:x="3.134cm" svg:y="0.351cm"><text:p text:style-name="P92">Compra presencial</text:p><draw:enhanced-geometry svg:viewBox="0 0 21600 21600" draw:glue-points="10800 0 3163 3163 0 10800 3163 18437 10800 21600 18437 18437 21600 10800 18437 3163" draw:text-areas="3163 3163 18437 18437" draw:type="ellipse" draw:enhanced-path="U 10800 10800 10800 10800 0 360 Z N"/></draw:custom-shape><text:s text:c="76"/><text:span text:style-name="T43">uses</text:span></text:p>
      <text:p text:style-name="P68"/>
      <text:p text:style-name="P68"><draw:line text:anchor-type="paragraph" draw:z-index="28" draw:name="Línea 9" draw:style-name="gr7" draw:text-style-name="P91" svg:x1="1.169cm" svg:y1="3.313cm" svg:x2="3.005cm" svg:y2="0.129cm"><text:p/></draw:line><draw:line text:anchor-type="paragraph" draw:z-index="36" draw:name="Línea 16" draw:style-name="gr1" draw:text-style-name="P91" svg:x1="6.713cm" svg:y1="0.316cm" svg:x2="8.888cm" svg:y2="2.459cm"><text:p/></draw:line></text:p>
      <text:p text:style-name="P68"><draw:custom-shape text:anchor-type="paragraph" draw:z-index="30" draw:name="Forma 16" draw:style-name="gr2" draw:text-style-name="P93" svg:width="3.892cm" svg:height="1.899cm" svg:x="3.161cm" svg:y="0.385cm"><text:p text:style-name="P92">Compra reservadas</text:p><draw:enhanced-geometry svg:viewBox="0 0 21600 21600" draw:glue-points="10800 0 3163 3163 0 10800 3163 18437 10800 21600 18437 18437 21600 10800 18437 3163" draw:text-areas="3163 3163 18437 18437" draw:type="ellipse" draw:enhanced-path="U 10800 10800 10800 10800 0 360 Z N"/></draw:custom-shape><text:s text:c="69"/><text:span text:style-name="T41">uses</text:span></text:p>
      <text:p text:style-name="P68"><text:s text:c="74"/></text:p>
      <text:p text:style-name="P68"><draw:line text:anchor-type="paragraph" draw:z-index="29" draw:name="Línea 10" draw:style-name="gr6" draw:text-style-name="P91" svg:x1="1.512cm" svg:y1="1.852cm" svg:x2="3.135cm" svg:y2="0.411cm"><text:p/></draw:line></text:p>
      <text:p text:style-name="P68"><draw:line text:anchor-type="paragraph" draw:z-index="35" draw:name="Línea 11" draw:style-name="gr1" draw:text-style-name="P91" svg:x1="7.052cm" svg:y1="0.266cm" svg:x2="7.768cm" svg:y2="1.076cm"><text:p/></draw:line><text:s text:c="70"/><text:span text:style-name="T41">uses</text:span> <text:s text:c="84"/></text:p>
      <text:p text:style-name="P68"><draw:custom-shape text:anchor-type="paragraph" draw:z-index="26" draw:name="Forma 15" draw:style-name="gr9" draw:text-style-name="P93" svg:width="3.363cm" svg:height="2.024cm" svg:x="7.613cm" svg:y="0.025cm"><text:p text:style-name="P92">Pago con tarjet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Forma 18" draw:style-name="gr2" draw:text-style-name="P93" svg:width="3.892cm" svg:height="1.899cm" svg:x="2.789cm" svg:y="0.443cm"><text:p text:style-name="P92">Imprimir compra web</text:p><draw:enhanced-geometry svg:viewBox="0 0 21600 21600" draw:glue-points="10800 0 3163 3163 0 10800 3163 18437 10800 21600 18437 18437 21600 10800 18437 3163" draw:text-areas="3163 3163 18437 18437" draw:type="ellipse" draw:enhanced-path="U 10800 10800 10800 10800 0 360 Z N"/></draw:custom-shape><text:s text:c="50"/></text:p>
      <text:p text:style-name="P68"><text:s text:c="65"/></text:p>
      <text:p text:style-name="P68"><draw:line text:anchor-type="paragraph" draw:z-index="42" draw:name="Línea 22" draw:style-name="gr1" draw:text-style-name="P91" svg:x1="1.854cm" svg:y1="0.393cm" svg:x2="2.789cm" svg:y2="0.455cm"><text:p/></draw:line><draw:line text:anchor-type="paragraph" draw:z-index="37" draw:name="Línea 21" draw:style-name="gr3" draw:text-style-name="P91" svg:x1="13.154cm" svg:y1="0.58cm" svg:x2="11.254cm" svg:y2="0.27cm"><text:p/></draw:line><text:span text:style-name="T40">Empleado</text:span> <text:s text:c="63"/></text:p>
      <text:p text:style-name="P70"><draw:line text:anchor-type="paragraph" draw:z-index="32" draw:name="Línea 18" draw:style-name="gr5" draw:text-style-name="P91" svg:x1="8.983cm" svg:y1="0.292cm" svg:x2="9.168cm" svg:y2="0.228cm"><text:p/></draw:line><draw:path text:anchor-type="paragraph" draw:z-index="38" draw:name="Curva de Bézier 1" draw:style-name="gr3" draw:text-style-name="P91" svg:width="6.475cm" svg:height="1.792cm" draw:transform="rotate (-0.216595360172497) translate (1.59915493579823cm -1.26639409220977cm)" svg:viewBox="0 0 6476 1793" svg:d="M0 1425c357-3 669 207 1020 285 332 73 647 126 996 35 311-81 639-75 956-145 315-69 651-103 928-269 292-175 588-204 885-321 297-118 569-256 873-384 316-133 598-350 818-626"><text:p/></draw:path><text:s text:c="126"/><text:span text:style-name="T42">Servidor del banco</text:span> </text:p>
      <text:p text:style-name="P69"><draw:line text:anchor-type="paragraph" draw:z-index="31" draw:name="Línea 17" draw:style-name="gr5" draw:text-style-name="P91" svg:x1="1.356cm" svg:y1="0.115cm" svg:x2="2.788cm" svg:y2="2.574cm"><text:p/></draw:line><draw:custom-shape text:anchor-type="paragraph" draw:z-index="33" draw:name="Forma 17" draw:style-name="gr4" draw:text-style-name="P93" svg:width="4.511cm" svg:height="1.9cm" svg:x="4.006cm" svg:y="0.393cm"><text:p text:style-name="P92">Cargar grill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 text:c="60"/></text:p>
      <text:p text:style-name="P54"/>
      <text:p text:style-name="P72"><draw:line text:anchor-type="paragraph" draw:z-index="34" draw:name="Línea 20" draw:style-name="gr1" draw:text-style-name="P91" svg:x1="2.351cm" svg:y1="0.293cm" svg:x2="4.006cm" svg:y2="0.293cm"><text:p/></draw:line>Administrador</text:p>
      <text:p text:style-name="P68"><text:s text:c="48"/></text:p>
      <text:p text:style-name="P24"><text:soft-page-break/></text:p>
      <text:p text:style-name="P55"><text:s text:c="25"/></text:p>
      <text:p text:style-name="P24">Escenarios: </text:p>
      <text:p text:style-name="P26"/>
      <text:p text:style-name="P48"><text:span text:style-name="T2">Nombre del caso de uso</text:span>: <text:span text:style-name="T44">Compra web.</text:span></text:p>
      <text:p text:style-name="P48"><text:span text:style-name="T2">Descripcion:</text:span><text:span text:style-name="T14"> </text:span><text:span text:style-name="T17">describe como el cliente realiza la compra web de entradas.</text:span></text:p>
      <text:p text:style-name="P48"><text:span text:style-name="T2">Actores:</text:span><text:span text:style-name="T14"> </text:span><text:span text:style-name="T17">cliente.</text:span></text:p>
      <text:p text:style-name="P48"><text:span text:style-name="T2">Precondiciones</text:span><text:span text:style-name="T14">: </text:span></text:p>
      <text:p text:style-name="P48"><text:span text:style-name="T5">Curso </text:span><text:span text:style-name="T2">normal:</text:span><text:span text:style-name="T14"> </text:span></text:p>
      <text:p text:style-name="P48"><text:span text:style-name="T4">Accion de l</text:span><text:span text:style-name="T3">os</text:span><text:span text:style-name="T4"> actor</text:span><text:span text:style-name="T3">es</text:span><text:span text:style-name="T4">:</text:span><text:span text:style-name="T18"> </text:span></text:p>
      <text:p text:style-name="P74"><text:span text:style-name="T14">Paso 1) El cliente selecciona la opcion “comprar entradas”.</text:span></text:p>
      <text:p text:style-name="P74"><text:span text:style-name="T14">Paso 3) El cliente selecciona una opcion.</text:span></text:p>
      <text:p text:style-name="P74"><text:span text:style-name="T14">Paso 5) El cliente ingresa los datos solicitados y presiona la opcion “pagar”.</text:span></text:p>
      <text:p text:style-name="P51">Acciones del sistema:</text:p>
      <text:p text:style-name="P56">Paso 2) El sistema muestra la grilla de funciones disponibles.</text:p>
      <text:p text:style-name="P56">Paso 4) El sistema solicita DNI, cantidad de lugares solicitados. </text:p>
      <text:p text:style-name="P56">Paso 6) El sistema redirige al cliente al servidor del banco para que pueda realizar el pago con tarjeta <text:span text:style-name="T45">(ejecuta el cu Pagar con tarjeta). </text:span></text:p>
      <text:p text:style-name="P48"><text:span text:style-name="T2">Curso </text:span><text:span text:style-name="T3">alterno </text:span></text:p>
      <text:p text:style-name="P75"><text:span text:style-name="T19">P</text:span><text:span text:style-name="T14">aso alterno 3) El cliente no selecciona ninguna opcion. Fin de CU.</text:span></text:p>
      <text:p text:style-name="P75"><text:span text:style-name="T14">Paso alterno 5) El cliente no ingresa los datos o los ingresa erroneamente. Fin de CU. </text:span></text:p>
      <text:p text:style-name="P75"><text:span text:style-name="T14">Paso alterno 6) </text:span><text:span text:style-name="T20">) El servidor del banco informa fallo en el cobro debido a datos erroneos de tarjeta o falta de fondos. Fin de CU.</text:span></text:p>
      <text:p text:style-name="P51">Postcondicion<text:span text:style-name="T14">: </text:span><text:span text:style-name="T21">la/s entrada/s han sido compradas exitosamente. </text:span></text:p>
      <text:p text:style-name="P51"/>
      <text:p text:style-name="P51"/>
      <text:p text:style-name="P51"/>
      <text:p text:style-name="P51"/>
      <text:p text:style-name="P48"><text:span text:style-name="T2">Nombre del caso de uso</text:span>: <text:span text:style-name="T44">Reservar presencialmente.</text:span></text:p>
      <text:p text:style-name="P52">Descripcion<text:span text:style-name="T14">: </text:span><text:span text:style-name="T22">describe la forma en que el cliente reserva sin cargo entradas para la funcion que desea ver.</text:span></text:p>
      <text:p text:style-name="P52">Actores<text:span text:style-name="T14">: </text:span><text:span text:style-name="T22">empleado del teatro.</text:span></text:p>
      <text:p text:style-name="P52">Precondiciones<text:span text:style-name="T14">: </text:span></text:p>
      <text:p text:style-name="P48"><text:span text:style-name="T5">Curso </text:span><text:span text:style-name="T2">normal:</text:span></text:p>
      <text:p text:style-name="P48"><text:span text:style-name="T4">Accion de l</text:span><text:span text:style-name="T3">os</text:span><text:span text:style-name="T4"> actor</text:span><text:span text:style-name="T3">es</text:span><text:span text:style-name="T4">:</text:span></text:p>
      <text:p text:style-name="P57">Paso 1) El empleado ingresa la opcion “reservar entradas”.</text:p>
      <text:p text:style-name="P57">Paso 3) El empleado ingresa los datos solicitados (fecha, hora, nombre de la funcion, y DNI y nombre del espectador). </text:p>
      <text:p text:style-name="P51">Acciones del sistema:</text:p>
      <text:p text:style-name="P57">Paso 2) El sistema <text:span text:style-name="T46">muestra una grilla para solicitar datos de la </text:span>funcion, y <text:span text:style-name="T46">solicita datos </text:span>del cliente.</text:p>
      <text:p text:style-name="P58">Paso 4) <text:span text:style-name="T47">El sistema efectiviza la reserva de un maximo de 2 entradas. </text:span></text:p>
      <text:p text:style-name="P48"><text:span text:style-name="T2">Curso </text:span><text:span text:style-name="T3">alterno </text:span></text:p>
      <text:p text:style-name="P59">Paso alterno 3) El empleado intenta ingresar mas de 3 entradas. El sistema informa el error. Se vuelve al paso 2.</text:p>
      <text:p text:style-name="P51">Postcondicion:<text:span text:style-name="T14"> </text:span><text:span text:style-name="T23">se han reservado 1 o 2 entradas. </text:span></text:p>
      <text:p text:style-name="P51"/>
      <text:p text:style-name="P51"/>
      <text:p text:style-name="P48"><text:span text:style-name="T2">Nombre del caso de uso</text:span>: <text:span text:style-name="T44">Compra presencial.</text:span></text:p>
      <text:p text:style-name="P52">Descripcion<text:span text:style-name="T14">: </text:span><text:span text:style-name="T23">describe la forma en que el cliente compra entradas en el teatro, asistido por el empleado.</text:span></text:p>
      <text:p text:style-name="P52">Actores:<text:span text:style-name="T14"> </text:span><text:span text:style-name="T23">empleado. </text:span></text:p>
      <text:p text:style-name="P52">Precondiciones<text:span text:style-name="T14">: </text:span></text:p>
      <text:p text:style-name="P48"><text:soft-page-break/><text:span text:style-name="T5">Curso </text:span><text:span text:style-name="T2">normal</text:span><text:span text:style-name="T14">: </text:span></text:p>
      <text:p text:style-name="P48"><text:span text:style-name="T4">Accion de l</text:span><text:span text:style-name="T3">os</text:span><text:span text:style-name="T4"> actor</text:span><text:span text:style-name="T3">es</text:span><text:span text:style-name="T4">:</text:span></text:p>
      <text:p text:style-name="P60">Paso 1) El empleado selecciona la opcion “compra de entradas”.</text:p>
      <text:p text:style-name="P60">Paso 3) El empleado selecciona los datos de la funcion y cantidad de entradas según las especificaciones del cliente, y presiona confirmar.</text:p>
      <text:p text:style-name="P51">Acciones del sistema:</text:p>
      <text:p text:style-name="P60">Paso 2) El sistema muestra la grilla de funciones.</text:p>
      <text:p text:style-name="P60">Paso 4) El sistema dirige al servidor del banco para el <text:s text:c="2"/>pago mediante tarjeta de credito. </text:p>
      <text:p text:style-name="P48"><text:span text:style-name="T2">Curso </text:span><text:span text:style-name="T3">alterno </text:span><text:span text:style-name="T19">:</text:span></text:p>
      <text:p text:style-name="P76"><text:span text:style-name="T19">P</text:span><text:span text:style-name="T14">aso alterno 4) El servidor del banco informa tarjeta invalida o falta de fondos. Fin de CU.</text:span></text:p>
      <text:p text:style-name="P51">Postcondicion<text:span text:style-name="T14">: </text:span><text:span text:style-name="T24">las entradas han sido vendidas.</text:span></text:p>
      <text:p text:style-name="P51"/>
      <text:p text:style-name="P51"/>
      <text:p text:style-name="P48"><text:span text:style-name="T2">Nombre del caso de uso</text:span>: <text:span text:style-name="T44">Compra reservadas.</text:span></text:p>
      <text:p text:style-name="P52">Descripcion<text:span text:style-name="T14">: </text:span><text:span text:style-name="T25">describe la compra de entradas reservadas previamente. </text:span></text:p>
      <text:p text:style-name="P52">Actores<text:span text:style-name="T14">: </text:span><text:span text:style-name="T25">empleado. </text:span></text:p>
      <text:p text:style-name="P52">Precondiciones<text:span text:style-name="T14">: </text:span><text:span text:style-name="T25">que se haya ejecutado el CU Reservar presencialmente.</text:span></text:p>
      <text:p text:style-name="P48"><text:span text:style-name="T5">Curso </text:span><text:span text:style-name="T2">normal</text:span><text:span text:style-name="T14">: </text:span></text:p>
      <text:p text:style-name="P48"><text:span text:style-name="T4">Accion de l</text:span><text:span text:style-name="T3">os</text:span><text:span text:style-name="T4"> actor</text:span><text:span text:style-name="T3">es</text:span><text:span text:style-name="T4">:</text:span></text:p>
      <text:p text:style-name="P62">Paso 1) El empleado selecciona la opcion de compra de entradas reservadas.</text:p>
      <text:p text:style-name="P62">Paso 3) El empleado ingresa los datos del cliente y selecciona la opcion para continuar la compra.</text:p>
      <text:p text:style-name="P51">Acciones del sistema:</text:p>
      <text:p text:style-name="P61">Paso 2) El sistema solicita nombre y DNI del cliente.</text:p>
      <text:p text:style-name="P61">Paso 4) El sistema chequea los datos del cliente y que no falten mas de 3 horas para la funcion.</text:p>
      <text:p text:style-name="P62">Paso 5) El sistema ejecuta el CU pago con tarjeta y redirige al servidor del banco.</text:p>
      <text:p text:style-name="P62">Paso 6) El sistema <text:span text:style-name="T48">envia las entradas a impresion.</text:span></text:p>
      <text:p text:style-name="P48"><text:span text:style-name="T2">Curso </text:span><text:span text:style-name="T3">alterno </text:span></text:p>
      <text:p text:style-name="P63">Paso alterno 3) El cliente no poseia entradas reservadas. <text:span text:style-name="T49">El sistema informa el error. </text:span>Fin de CU.</text:p>
      <text:p text:style-name="P64">Paso alterno <text:span text:style-name="T49">4</text:span>) <text:span text:style-name="T49">Restan menos de 3 hs para la funcion</text:span>. <text:span text:style-name="T49">El sistema informa el error. </text:span>Fin de CU.</text:p>
      <text:p text:style-name="P51">Postcondicion<text:span text:style-name="T14">: </text:span><text:span text:style-name="T26">las entradas han sido vendidas.</text:span></text:p>
      <text:p text:style-name="P51"/>
      <text:p text:style-name="P51"/>
      <text:p text:style-name="P48"><text:span text:style-name="T2">Nombre del caso de uso</text:span>: <text:span text:style-name="T44">Imprimir compra web.</text:span></text:p>
      <text:p text:style-name="P52">Descripcion<text:span text:style-name="T14">: </text:span><text:span text:style-name="T27">describe la impresion de entradas compradas previamente online.</text:span></text:p>
      <text:p text:style-name="P52">Actores<text:span text:style-name="T14">: </text:span><text:span text:style-name="T27">empleado. </text:span></text:p>
      <text:p text:style-name="P52">Precondiciones<text:span text:style-name="T14">: </text:span><text:span text:style-name="T27">que se haya ejecutado el CU compra web. </text:span></text:p>
      <text:p text:style-name="P48"><text:span text:style-name="T5">Curso </text:span><text:span text:style-name="T2">normal</text:span></text:p>
      <text:p text:style-name="P48"><text:span text:style-name="T4">Accion de l</text:span><text:span text:style-name="T3">os</text:span><text:span text:style-name="T4"> actor</text:span><text:span text:style-name="T3">es</text:span><text:span text:style-name="T4">:</text:span></text:p>
      <text:p text:style-name="P65">Paso 1) El empleado ingresa el codigo de compra.</text:p>
      <text:p text:style-name="P51">Acciones del sistema:</text:p>
      <text:p text:style-name="P65">Paso 2) El sistema chequea la validez del mismo. </text:p>
      <text:p text:style-name="P66">Paso 3) El sistema imprime las entradas. </text:p>
      <text:p text:style-name="P48"><text:span text:style-name="T2">Curso </text:span><text:span text:style-name="T3">alterno</text:span><text:span text:style-name="T19">: </text:span><text:span text:style-name="T28">Paso alterno 2) El codigo es invalido. El sistema informa error. Fin del CU.</text:span></text:p>
      <text:p text:style-name="P51">Postcondicion: <text:span text:style-name="T28">las entradas han sido impresas.</text:span></text:p>
      <text:p text:style-name="P51"/>
      <text:p text:style-name="P51"/>
      <text:p text:style-name="P48"><text:span text:style-name="T2">Nombre del caso de uso</text:span>: <text:span text:style-name="T44">Cargar grilla.</text:span></text:p>
      <text:p text:style-name="P52">Descripcion:<text:span text:style-name="T14"> </text:span><text:span text:style-name="T29">describe la cargd de la grilla de funciones por parte del administrador. </text:span></text:p>
      <text:p text:style-name="P52">Actores<text:span text:style-name="T14">: </text:span><text:span text:style-name="T29">administrador. </text:span></text:p>
      <text:p text:style-name="P52">Precondiciones<text:span text:style-name="T14">: </text:span><text:span text:style-name="T29">QUE EL ADM HAYA INICIADO SESION COMO ADMIN (?)</text:span></text:p>
      <text:p text:style-name="P48"><text:span text:style-name="T5">Curso </text:span><text:span text:style-name="T2">normal</text:span></text:p>
      <text:p text:style-name="P48"><text:span text:style-name="T4">Accion de l</text:span><text:span text:style-name="T3">os</text:span><text:span text:style-name="T4"> actor</text:span><text:span text:style-name="T3">es</text:span><text:span text:style-name="T4">:</text:span></text:p>
      <text:p text:style-name="P67"><text:soft-page-break/>Paso 1) Admin selecciona la opcion correspondiente a la carga de la grilla. </text:p>
      <text:p text:style-name="P67">Paso 3) El admin confirma la operación.</text:p>
      <text:p text:style-name="P51">Acciones del sistema:</text:p>
      <text:p text:style-name="P67">Paso 2) El sistema solicita la informacion necesaria.</text:p>
      <text:p text:style-name="P67">Paso 4) La grilla se actualiza correctamente en el sistema.</text:p>
      <text:p text:style-name="P48"><text:span text:style-name="T2">Curso </text:span><text:span text:style-name="T3">alterno </text:span></text:p>
      <text:p text:style-name="P67">Paso alterno <text:span text:style-name="T51">3) El admin no confirma operación. Fin de CU. </text:span></text:p>
      <text:p text:style-name="P51">Postcondicion<text:span text:style-name="T14">: </text:span><text:span text:style-name="T30">la grilla ha sido cargada correctamente. </text:span></text:p>
      <text:p text:style-name="P51"/>
      <text:p text:style-name="P51"/>
      <text:p text:style-name="P20"><text:span text:style-name="T2">Nombre del caso de uso</text:span>: <text:span text:style-name="T12">Pago con tarjeta de credito</text:span>.</text:p>
      <text:p text:style-name="P13"><text:span text:style-name="T2">Descripcion</text:span>: especifica el modo en que el <text:span text:style-name="T40">cliente </text:span><text:span text:style-name="T51">abona las entradas.</text:span></text:p>
      <text:p text:style-name="P13"><text:span text:style-name="T2">Actores</text:span>: <text:span text:style-name="T40">cliente/</text:span><text:span text:style-name="T52">empleado</text:span>, <text:span text:style-name="T12">servidor del banco</text:span>.</text:p>
      <text:p text:style-name="P13"><text:span text:style-name="T2">Precondiciones</text:span>: <text:span text:style-name="T40">que el cliente <text:s/>haya ejecutado el CU </text:span><text:span text:style-name="T52">compra web, o que el empleado haya ejecutado el CU compra presencial. </text:span></text:p>
      <text:p text:style-name="P13"><text:span text:style-name="T2">Curso normal</text:span>:</text:p>
      <text:p text:style-name="P77"><text:span text:style-name="T2">Accion de l</text:span><text:span text:style-name="T3">os</text:span><text:span text:style-name="T2"> actor</text:span><text:span text:style-name="T3">es</text:span>:</text:p>
      <text:p text:style-name="P78">Paso <text:span text:style-name="T12">2</text:span>) <text:span text:style-name="T12">El </text:span><text:span text:style-name="T40">cliente/</text:span><text:span text:style-name="T52">empleado</text:span><text:span text:style-name="T12"> ingresa los datos solicitados por el sistema</text:span><text:span text:style-name="T9">.</text:span></text:p>
      <text:p text:style-name="P44">Paso <text:span text:style-name="T12">4</text:span>) El <text:span text:style-name="T12">servidor externo acepta la conexión, y solicita numero de tarjeta y codigo de seguridad al sistema</text:span>.</text:p>
      <text:p text:style-name="P44">Paso <text:span text:style-name="T12">6</text:span>) El <text:span text:style-name="T12">servidor externo valida datos de tarjeta y fondos suficientes</text:span>.</text:p>
      <text:p text:style-name="P44">Paso <text:span text:style-name="T12">7</text:span>) El <text:span text:style-name="T12">servidor externo retorna el resultado</text:span>.</text:p>
      <text:p text:style-name="P44"><text:span text:style-name="T2">Acciones del sistema</text:span>: </text:p>
      <text:p text:style-name="P77">Paso 1) <text:span text:style-name="T12">El sistema solicita numero de tarjeta y codigo de seguridad</text:span><text:span text:style-name="T9">.</text:span></text:p>
      <text:p text:style-name="P44">Paso <text:span text:style-name="T12">3</text:span>) El sistema solicita <text:span text:style-name="T12">conexión con el servidor externo</text:span>.</text:p>
      <text:p text:style-name="P44">Paso <text:span text:style-name="T12">5</text:span>) El sistema <text:span text:style-name="T12">envia los datos de la tarjeta al servidor externo</text:span>.</text:p>
      <text:p text:style-name="P44">Paso <text:span text:style-name="T12">8</text:span>) El sistema <text:span text:style-name="T12">recibe confirmacion de datos de tarjeta validos</text:span>.</text:p>
      <text:p text:style-name="P44">Paso <text:span text:style-name="T13">9</text:span>) El sistema <text:span text:style-name="T12">recibe confirmacion de </text:span><text:span text:style-name="T13">fondos suficientes</text:span>.</text:p>
      <text:p text:style-name="P44">Paso <text:span text:style-name="T13">10</text:span>) El sistema <text:span text:style-name="T12">r</text:span><text:span text:style-name="T13">egistra el pago y cierra la conexión con el servidor externo</text:span>.</text:p>
      <text:p text:style-name="P44"><text:span text:style-name="T2">Curso alterno</text:span>:</text:p>
      <text:p text:style-name="P44">Paso alternativo <text:span text:style-name="T13">3</text:span>) <text:span text:style-name="T33">Falla la conexión con el servidor externo,</text:span> el sistema notifica <text:span text:style-name="T33">el error</text:span>. Fin de CU.</text:p>
      <text:p text:style-name="P44">Paso alternativo <text:span text:style-name="T33">8</text:span>) <text:span text:style-name="T33">La validacion de datos es incorrecta,</text:span> el sistema notifica<text:span text:style-name="T33"> error en los numeros de la tarjeta</text:span>. Fin de CU <text:span text:style-name="T52">(o retorno a paso 1)</text:span>.</text:p>
      <text:p text:style-name="P81">Paso alternativo <text:span text:style-name="T33">9</text:span>) <text:span text:style-name="T33">El servidor externo informa fondos insuficientes,</text:span> el sistema notifica <text:span text:style-name="T33">el error</text:span>. Fin de CU <text:span text:style-name="T52">(o retorno a paso 1)</text:span>.</text:p>
      <text:p text:style-name="P49"><text:span text:style-name="T3">Postcondicion: </text:span><text:span text:style-name="T31">el </text:span><text:span text:style-name="T32">pago con tarjeta ha sido realizado </text:span><text:span text:style-name="T31">exitosamen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draw:marker draw:name="Puntas_20_de_20_flecha_20_2" draw:display-name="Puntas de flecha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9-30T23:46:09.387000000</dc:date>
    <meta:editing-duration>PT21M10S</meta:editing-duration>
    <meta:editing-cycles>5</meta:editing-cycles>
    <meta:generator>LibreOffice/7.2.2.2$Windows_X86_64 LibreOffice_project/02b2acce88a210515b4a5bb2e46cbfb63fe97d56</meta:generator>
    <meta:document-statistic meta:table-count="0" meta:image-count="0" meta:object-count="0" meta:page-count="8" meta:paragraph-count="271" meta:word-count="2296" meta:character-count="15297" meta:non-whitespace-character-count="12072"/>
  </office:meta>
</office:document-meta>
</file>